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racteristicas</text:p>
          </table:table-cell>
          <table:table-cell office:value-type="string" calcext:value-type="string">
            <text:p>Algoritmo A</text:p>
          </table:table-cell>
          <table:table-cell office:value-type="string" calcext:value-type="string">
            <text:p>Algoritmo B</text:p>
          </table:table-cell>
        </table:table-row>
        <table:table-row table:style-name="ro1">
          <table:table-cell office:value-type="string" calcext:value-type="string">
            <text:p>Regioin paralelizable (%)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S = Duracion serial (min)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ntrada, duracion audio (min)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racion limite (min)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 = Nucleos/trabajadores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racion paralelizable (min)</text:p>
          </table:table-cell>
          <table:table-cell table:formula="of:=[.B3]*[.B2]/100" office:value-type="float" office:value="58.5" calcext:value-type="float">
            <text:p>58.5</text:p>
          </table:table-cell>
          <table:table-cell table:formula="of:=[.C3]*[.C2]/100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Duracion no paralelizable (min)</text:p>
          </table:table-cell>
          <table:table-cell table:formula="of:=[.B3]-[.B7]" office:value-type="float" office:value="16.5" calcext:value-type="float">
            <text:p>16.5</text:p>
          </table:table-cell>
          <table:table-cell table:formula="of:=[.C3]-[.C7]" office:value-type="float" office:value="17.04" calcext:value-type="float">
            <text:p>17.04</text:p>
          </table:table-cell>
        </table:table-row>
        <table:table-row table:style-name="ro1">
          <table:table-cell office:value-type="string" calcext:value-type="string">
            <text:p>Tp= Duracion paralela (min)</text:p>
          </table:table-cell>
          <table:table-cell table:formula="of:=[.B8]+[.B7]/[.B6]" office:value-type="float" office:value="23.8125" calcext:value-type="float">
            <text:p>23.8125</text:p>
          </table:table-cell>
          <table:table-cell table:formula="of:=[.C8]+[.C7]/[.C6]" office:value-type="float" office:value="17.91" calcext:value-type="float">
            <text:p>17.91</text:p>
          </table:table-cell>
        </table:table-row>
        <table:table-row table:style-name="ro1">
          <table:table-cell office:value-type="string" calcext:value-type="string">
            <text:p>S <text:s/>= Speedup (veces)</text:p>
          </table:table-cell>
          <table:table-cell table:formula="of:=[.B3]/[.B9]" office:value-type="float" office:value="3.1496062992126" calcext:value-type="float">
            <text:p>3.1496062992126</text:p>
          </table:table-cell>
          <table:table-cell table:formula="of:=[.C3]/[.C9]" office:value-type="float" office:value="1.34003350083752" calcext:value-type="float">
            <text:p>1.34003350083752</text:p>
          </table:table-cell>
        </table:table-row>
        <table:table-row table:style-name="ro1">
          <table:table-cell office:value-type="string" calcext:value-type="string">
            <text:p>E = Eficiencia (%)</text:p>
          </table:table-cell>
          <table:table-cell table:formula="of:=[.B10]/[.B6]" office:value-type="float" office:value="0.393700787401575" calcext:value-type="float">
            <text:p>0.393700787401575</text:p>
          </table:table-cell>
          <table:table-cell table:formula="of:=[.C10]/[.C6]" office:value-type="float" office:value="0.16750418760469" calcext:value-type="float">
            <text:p>0.16750418760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09:25:26.892485756</meta:creation-date>
    <dc:date>2025-05-02T10:20:45.343834099</dc:date>
    <meta:editing-duration>PT55M19S</meta:editing-duration>
    <meta:editing-cycles>1</meta:editing-cycles>
    <meta:document-statistic meta:table-count="1" meta:cell-count="33" meta:object-count="0"/>
    <meta:generator>LibreOffice/7.4.7.2$Linux_X86_64 LibreOffice_project/40$Build-2</meta:generator>
  </office:meta>
</office:document-meta>
</file>